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6">
      <style:table-cell-properties style:text-align-source="fix" style:repeat-content="false"/>
      <style:paragraph-properties fo:text-align="end" fo:margin-left="0cm"/>
    </style:style>
    <style:style style:name="ce157"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8" style:family="table-cell" style:parent-style-name="Default" style:data-style-name="N1">
      <style:table-cell-properties style:text-align-source="fix" style:repeat-content="false"/>
      <style:paragraph-properties fo:text-align="end" fo:margin-left="0cm"/>
    </style:style>
    <style:style style:name="ce159"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37">
      <style:table-cell-properties style:text-align-source="fix" style:repeat-content="false"/>
      <style:paragraph-properties fo:text-align="end" fo:margin-left="0cm"/>
    </style:style>
    <style:style style:name="ce161"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4">
      <style:table-cell-properties style:text-align-source="fix" style:repeat-content="false"/>
      <style:paragraph-properties fo:text-align="start" fo:margin-left="0cm"/>
    </style:style>
    <style:style style:name="ce163"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5"/>
        <table:table-column table:style-name="co10" table:default-cell-style-name="ce155"/>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2" table:formula="of:=IF([.A4];-1;IF([.G4]&lt;&gt;[.H4];0;1))" office:value-type="float" office:value="-1">
            <text:p>SKIP (-1)</text:p>
          </table:table-cell>
          <table:table-cell table:style-name="ce163"/>
        </table:table-row>
        <table:table-row table:style-name="ro2">
          <table:table-cell/>
          <table:table-cell table:style-name="ce154" table:number-columns-repeated="5"/>
          <table:table-cell table:number-columns-repeated="2"/>
          <table:table-cell table:style-name="ce162" table:formula="of:=IF([.A5];-1;IF([.G5]&lt;&gt;[.H5];0;1))" office:value-type="float" office:value="1">
            <text:p>PASS (1)</text:p>
          </table:table-cell>
          <table:table-cell table:style-name="ce163"/>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2"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2"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2"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2"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2"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2"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2"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2"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2"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2"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2"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2"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2"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2"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2"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2"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2"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2"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2"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2"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2"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2"/>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2"/>
          <table:table-cell/>
        </table:table-row>
        <table:table-row table:style-name="ro2" table:number-rows-repeated="17">
          <table:table-cell table:number-columns-repeated="8"/>
          <table:table-cell table:style-name="ce162"/>
          <table:table-cell/>
        </table:table-row>
        <table:table-row table:style-name="ro2">
          <table:table-cell office:value-type="string">
            <text:p>&gt;&gt;&gt;&gt;</text:p>
          </table:table-cell>
          <table:table-cell table:formula="of:=TEST_PARSER(&quot;primitives&quot;)" office:value-type="string" office:string-value="test_Parser(primitives): 0,8 384">
            <text:p>test_Parser(primitives): 0,8 384</text:p>
          </table:table-cell>
          <table:table-cell table:formula="of:=TESTSTAT(&quot;name&quot;; [.B46])" office:value-type="string" office:string-value="test_Parser(primitives):">
            <text:p>test_Parser(primitives):</text:p>
          </table:table-cell>
          <table:table-cell table:style-name="ce156" table:formula="of:=TESTSTAT(&quot;time&quot;; [.B46])" office:value-type="float" office:value="0.8">
            <text:p>0,8 sec</text:p>
          </table:table-cell>
          <table:table-cell table:style-name="ce158" table:formula="of:=TESTSTAT(&quot;count&quot;; [.B46])" office:value-type="float" office:value="384">
            <text:p>384</text:p>
          </table:table-cell>
          <table:table-cell table:style-name="ce160" table:formula="of:=[.E46]/[.D46]" office:value-type="float" office:value="480">
            <text:p>480,0 a/sec</text:p>
          </table:table-cell>
          <table:table-cell table:number-columns-repeated="2"/>
          <table:table-cell table:style-name="ce162"/>
          <table:table-cell/>
        </table:table-row>
        <table:table-row table:style-name="ro2">
          <table:table-cell/>
          <table:table-cell table:formula="of:=TEST_PARSER(&quot;multiplicity&quot;)" office:value-type="string" office:string-value="test_Parser(multiplicity): 1,8 308">
            <text:p>test_Parser(multiplicity): 1,8 308</text:p>
          </table:table-cell>
          <table:table-cell table:formula="of:=TESTSTAT(&quot;name&quot;; [.B47])" office:value-type="string" office:string-value="test_Parser(multiplicity):">
            <text:p>test_Parser(multiplicity):</text:p>
          </table:table-cell>
          <table:table-cell table:style-name="ce156" table:formula="of:=TESTSTAT(&quot;time&quot;; [.B47])" office:value-type="float" office:value="1.8">
            <text:p>1,8 sec</text:p>
          </table:table-cell>
          <table:table-cell table:style-name="ce158" table:formula="of:=TESTSTAT(&quot;count&quot;; [.B47])" office:value-type="float" office:value="308">
            <text:p>308</text:p>
          </table:table-cell>
          <table:table-cell table:style-name="ce160" table:formula="of:=[.E47]/[.D47]" office:value-type="float" office:value="171.111111111111">
            <text:p>171,1 a/sec</text:p>
          </table:table-cell>
          <table:table-cell table:number-columns-repeated="4"/>
        </table:table-row>
        <table:table-row table:style-name="ro2">
          <table:table-cell/>
          <table:table-cell table:formula="of:=TEST_PARSER(&quot;basic&quot;)" office:value-type="string" office:string-value="test_Parser(basic): 1,3 346">
            <text:p>test_Parser(basic): 1,3 346</text:p>
          </table:table-cell>
          <table:table-cell table:formula="of:=TESTSTAT(&quot;name&quot;; [.B48])" office:value-type="string" office:string-value="test_Parser(basic):">
            <text:p>test_Parser(basic):</text:p>
          </table:table-cell>
          <table:table-cell table:style-name="ce156" table:formula="of:=TESTSTAT(&quot;time&quot;; [.B48])" office:value-type="float" office:value="1.3">
            <text:p>1,3 sec</text:p>
          </table:table-cell>
          <table:table-cell table:style-name="ce158" table:formula="of:=TESTSTAT(&quot;count&quot;; [.B48])" office:value-type="float" office:value="346">
            <text:p>346</text:p>
          </table:table-cell>
          <table:table-cell table:style-name="ce160" table:formula="of:=[.E48]/[.D48]" office:value-type="float" office:value="266.153846153846">
            <text:p>266,2 a/sec</text:p>
          </table:table-cell>
          <table:table-cell table:number-columns-repeated="4"/>
        </table:table-row>
        <table:table-row table:style-name="ro2">
          <table:table-cell/>
          <table:table-cell table:formula="of:=TEST_PARSER(&quot;numbers&quot;)" office:value-type="string" office:string-value="test_Parser(numbers): 1,9 296">
            <text:p>test_Parser(numbers): 1,9 296</text:p>
          </table:table-cell>
          <table:table-cell table:formula="of:=TESTSTAT(&quot;name&quot;; [.B49])" office:value-type="string" office:string-value="test_Parser(numbers):">
            <text:p>test_Parser(numbers):</text:p>
          </table:table-cell>
          <table:table-cell table:style-name="ce156" table:formula="of:=TESTSTAT(&quot;time&quot;; [.B49])" office:value-type="float" office:value="1.9">
            <text:p>1,9 sec</text:p>
          </table:table-cell>
          <table:table-cell table:style-name="ce158" table:formula="of:=TESTSTAT(&quot;count&quot;; [.B49])" office:value-type="float" office:value="296">
            <text:p>296</text:p>
          </table:table-cell>
          <table:table-cell table:style-name="ce160" table:formula="of:=[.E49]/[.D49]" office:value-type="float" office:value="155.789473684211">
            <text:p>155,8 a/sec</text:p>
          </table:table-cell>
          <table:table-cell table:number-columns-repeated="4"/>
        </table:table-row>
        <table:table-row table:style-name="ro2">
          <table:table-cell/>
          <table:table-cell table:formula="of:=TEST_PARSER(&quot;types&quot;)" office:value-type="string" office:string-value="test_Parser(types): 1,6 184">
            <text:p>test_Parser(types): 1,6 184</text:p>
          </table:table-cell>
          <table:table-cell table:formula="of:=TESTSTAT(&quot;name&quot;; [.B50])" office:value-type="string" office:string-value="test_Parser(types):">
            <text:p>test_Parser(types):</text:p>
          </table:table-cell>
          <table:table-cell table:style-name="ce156" table:formula="of:=TESTSTAT(&quot;time&quot;; [.B50])" office:value-type="float" office:value="1.6">
            <text:p>1,6 sec</text:p>
          </table:table-cell>
          <table:table-cell table:style-name="ce158" table:formula="of:=TESTSTAT(&quot;count&quot;; [.B50])" office:value-type="float" office:value="184">
            <text:p>184</text:p>
          </table:table-cell>
          <table:table-cell table:style-name="ce160" table:formula="of:=[.E50]/[.D50]" office:value-type="float" office:value="115">
            <text:p>115,0 a/sec</text:p>
          </table:table-cell>
          <table:table-cell table:number-columns-repeated="4"/>
        </table:table-row>
        <table:table-row table:style-name="ro2">
          <table:table-cell table:number-columns-repeated="3"/>
          <table:table-cell table:style-name="ce157" table:formula="of:=SUM([.D46:.D50])" office:value-type="float" office:value="7.4">
            <text:p>7,4 sec</text:p>
          </table:table-cell>
          <table:table-cell table:style-name="ce159" table:formula="of:=SUM([.E46:.E50])" office:value-type="float" office:value="1518">
            <text:p>1518</text:p>
          </table:table-cell>
          <table:table-cell table:style-name="ce161" table:formula="of:=[.E51]/[.D51]" office:value-type="float" office:value="205.135135135135">
            <text:p>205,1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6,9 1518">
            <text:p>test_Parser(all): 6,9 1518</text:p>
          </table:table-cell>
          <table:table-cell table:formula="of:=TESTSTAT(&quot;name&quot;; [.B53])" office:value-type="string" office:string-value="test_Parser(all):">
            <text:p>test_Parser(all):</text:p>
          </table:table-cell>
          <table:table-cell table:style-name="ce156" table:formula="of:=TESTSTAT(&quot;time&quot;; [.B53])" office:value-type="float" office:value="6.9">
            <text:p>6,9 sec</text:p>
          </table:table-cell>
          <table:table-cell table:style-name="ce158" table:formula="of:=TESTSTAT(&quot;count&quot;; [.B53])" office:value-type="float" office:value="1518">
            <text:p>1518</text:p>
          </table:table-cell>
          <table:table-cell table:style-name="ce160" table:formula="of:=[.E53]/[.D53]" office:value-type="float" office:value="220">
            <text:p>220,0 a/sec</text:p>
          </table:table-cell>
          <table:table-cell table:number-columns-repeated="4"/>
        </table:table-row>
        <table:table-row table:style-name="ro2" table:number-rows-repeated="1048522">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1">21.04.2017</text:date>, <text:time>22:04:2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1T22:04:27.20</dc:date>
    <meta:editing-duration>P140DT11H13M35S</meta:editing-duration>
    <meta:editing-cycles>417</meta:editing-cycles>
    <meta:generator>OpenOffice/4.1.2$Win32 OpenOffice.org_project/412m3$Build-9782</meta:generator>
    <meta:document-statistic meta:table-count="10" meta:cell-count="769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Public bindFns As Object
Public applyP_callCount As Integer
Public _applyP_callCount As Integer
Public applyP_return As Integer
Public applyP_fail As Integer
Public applyP_item As Integer
Public applyP_bind As Integer
Public apply_bind_K_return As Integer
Public applyP_choice As Integer
Public applyP_many1 As Integer
Public applyP_str As Integer
Public applyP_seq As Integer
Public applyP_skip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f As Object
		Select Case p.tp
			Case "fail":		result = "fail"
			Case "return":		result = "(return " &amp; toString(p.st) &amp; ")"
			Case "item": 		result = "item"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bind"
				Dim q As Object
				q = p.st(0)
				f = p.st(1)
				result = toString(q) &amp; " &gt;&gt;= " &amp; TFn_toString(f)
			Case "seq"
				Dim ps As Varian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return(f As Object) As Boolean
	Dim result As Boolean
	result = False
	If (getFnName(f) = getFnName(Fn.fstArg)) And (arity(f) = 1) Then
		Dim v As Parser
		v = car(partialArgs(f))
		If v.tp = "return" Then ' 40 of the above 43 are of shape (K return x)
			result = True
		End If
	End If
	isKreturn = result
End Function

Function bindStats(p As Parser, f As Object)
	' 43 of 51 are of shape (K p)
	' 40 of those 43 are of shape (K return x)
	If isKreturn(f) Then
		bindFns = cons(car(partialArgs(f)).st, bindFns)
	End If
End Function

' Requires both, p and q to succeed in sequence, but throws away q's result value
' and instead returns p's value together with q's pos.
' This is useful to eat up trailing whitespace, for example.
' ---
' pThen = p &gt;&gt;= (\v.q &gt;&gt;= \_.return v)
'       = p &gt;&gt;= (\v.q &gt;&gt;= (K ° return) v
'		= p &gt;&gt;= (\r f v.let x = applyP r
'						in if (fail? x)
'						   then fail
'						   else f v
'				) q (K ° return)
'		= p &gt;&gt;= (\v.let x = applyP q
'					in if (fail? x)
'					   then fail
'					   else (K ° return) v
'		= p &gt;&gt;= (((&gt;&gt;=) q ) ° (K ° return)))
Function pThen(p As Parser, q As Parser)
	pThen = pBind(p, compose(pBind(q), compose(fstArg, pReturn)))
End Function

' fails on empty string but succeeds on all others
' by returning the first character; and increasing pos by 1
Function pItem()
	Static result As Object
	If isNull(result) Then : result = mkParser("item", Nothing) : End If
	pItem = result
End Function

' pattern-matches p against "q &gt;&gt;= K (return Empty)" where q any parser
Function isPSkip(p As Parser)
	Dim result As Boolean : result = False
	If p.tp = "skip" Then
		result = True
	ElseIf p.tp = "bind" Then
		Dim f As Object
		f = p.st(1)
		If (getFnName(f) = getFnName(Fn.fstArg)) And (arity(f) = 1) Then
			Dim innerP As Object
			innerP = car(partialArgs(f))
			result = (innerP.tp = "return") And isEmpty(innerP.st)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mkParser("str") : End If
	If isMissing(t) Then
		pStr = oF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pMany: never fails: if p fails than pMany(p) returns nil + same pos as result,
' otherwise returns a of p results (in the order as in the parsed string) + last pos
' matches as many as possible
Function pMany(p As Parser)
	' Note: direct impl might give a little more perf
	pMany = pChoice(pMany1(p), pReturn(nil))
End Function

' pMany1: same as pMany except that it fails if there is no match at all
' matches as many as possible
Function pMany1(p As Parser)
'	pMany1 = pSeq(Array(mkParser("many1Rev", p)), Fn.reverse)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AlphaLower()
	Static result As Parser	' an uninitialized instance of Parser at first
	If result.tp = "" Then
		result = pBind(pItem, _
					ite(compose(inRange(Asc("a"), Asc("z")), Fn.asc), _
						pReturn, _
						fstArg(pFail) _
				 )	)
	End If
	pAlphaLower = result
End Function

Function pAlphaUpper()
	Static result As Parser	' an uninitialized instance of Parser at first
	If result.tp = "" Then
		result = pBind(pItem, _
					ite(compose(inRange(Asc("A"), Asc("Z")), Fn.asc), _
						pReturn, _
						fstArg(pFail) _
				 )	)
	End If
	pAlphaUpper = result
End Function

Function pBinDigit()
	Static result As Parser	' an uninitialized instance of Parser at first
	If result.tp = "" Then
'		result = pChoice(_
'			pBind(pStr("0"), fstArg(pReturn(0))), _
'			pBind(pStr("1"), fstArg(pReturn(1)))_
'		)
		''not paying off (yet):
		result = pBind(pItem, compose(ite(inRange(Asc("0"), Asc("1")), compose(pReturn, add(-Asc("0"))), fstArg(pFail)), Fn.asc)
	End If
	pBinDigit = result
End Function

Function pDecDigit()
	Static result As Parser	' an uninitialized instance of Parser at first
	If result.tp = "" Then
'		result = pChoice(pBinDigit,	pBind(pStr("2"), fstArg(pReturn(2))))
'		result = pChoice(result,	pBind(pStr("3"), fstArg(pReturn(3))))
'		result = pChoice(result,	pBind(pStr("4"), fstArg(pReturn(4))))
'		result = pChoice(result,	pBind(pStr("5"), fstArg(pReturn(5))))
'		result = pChoice(result,	pBind(pStr("6"), fstArg(pReturn(6))))
'		result = pChoice(result,	pBind(pStr("7"), fstArg(pReturn(7))))
'		result = pChoice(result,	pBind(pStr("8"), fstArg(pReturn(8))))
'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Dim recDummy As Object
		
		' Left ::= ws* N
		' pLeft = do _ &lt;- many white
		'            n &lt;- N
		'         return n
		'pLeft = pSeq(Array(pMany(pWhite), recDummy), sndArg)
		pLeft = pSeq(Array(pSkip(pMany(pWhite)), recDummy), id)
		
		' Right ::= "-&gt;" S
		' pRight = do _ &lt;- (str "-&gt;")
		'             s &lt;- S
		'          return s
		'pRight = pSeq(Array(pStr("-&gt;"), recDummy), sndArg)
		pRight = pSeq(Array(pSkip(pStr("-&gt;")), recDummy), id)
		
		' S ::= Left ws* Right?
		' pS = do lft &lt;- pLeft
		'           _ &lt;- many white
		'         rgt &lt;- zeroOrOne pRight
		'      return (if (empty? rgt) left else (mkArrowType lft rgt))
		'pS = pSeq(Array(pLeft,_
		'				pSeq(Array(pMany(pWhite), pZeroOrOne(pRight)),_
		'				sndArg),_
		'		  ), Fn.maybeMakeArrowType)
		'
		pS = pSeq(Array(pLeft,_
						pSkip(pMany(pWhite)),_
						pZeroOrOne(pRight)_
				  ), Fn.maybeMakeArrowType)
		pRight.st(0)(1) = pS ' fix up recursive call to S in Right
		
		' ParenS ::= "(" S ")"
		'pParenS = pSeq(Array(pSeq(Array(pStr("("), pS), sndArg),_
		'				     pStr(")")_
		'			   ), fstArg)
		
		pParenS = pSeq(Array(pSkip(pStr("(")), _
							 pS, _
						     pSkip(pStr(")")) _
					   ), id)
		
		' TypeArg ::= ws+ N
		'pTypeArg = pSeq(Array(pMany1(pWhite), recDummy), sndArg)
		pTypeArg = pSeq(Array(pSkip(pMany1(pWhite)), recDummy), id)
		
		' Ctor ::= TypeCtor TypeArg*
		pCtor = pSeq(Array(pTypeCtor, pMany(pTypeArg)), Fn.mkTypeCtor)
		
		' N ::= ParenS | BaseType | Ctor | TypeVar
		pN = foldl1(pChoice, List(pParenS, pBaseType, pCtor, pTypeVar))
		
		pLeft.st(0)(1) = pN ' fix up recursive call to N in Left
		pTypeArg.st(0)(1) = pN ' fix up recursive call to N in TypeArg
			
		result = pS

		'msgbox(toString(pLeft))
	End If
	pTypeExpr = result
End Function

Function pBaseType()
	Static result As Object
	If isNull(result) Then
		result = foldl1(pChoice, _
						map(pStr, List("Bool", "Str", "Int", "Long"))_
		)
	End If
	pBaseType = result
End Function

Function pTypeVar()
	pTypeVar = pAlphaLower
End Function

Function pTypeCtor()
	Static result As Object
	If isNull(result) Then
		result = foldl1(pChoice, _
						map(pStr, List("List", "Maybe", "Parser"))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mkTypeCtor = "(" &amp; ctorName &amp; " " &amp; toString(typeArgs) &amp; ")"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applyP = _applyP(p, s, pos, False)
End Function

Function _applyP(p As Parser, s As String, pos As Integer, isUnderSkip As Boolean)
	_applyP_callCount = _applyP_callCount + 1
	Dim result As Variant
	Dim fResult As Variant
	Dim nxtPos As Integer
	Dim i As Integer, j As Integer, k As Integer
	Dim innerParser As Parser
	Dim innerParsers As Variant
	Dim lst As Object
	nxtPos = pos
	If p.tp = "skip" Then
		applyP_skip = applyP_skip + 1
		result = _applyP(p.st, s, pos, True)
		If Not(isParseFailure(result)) Then
			'msgbox(toString(result))
			result(0) = Empty ' TODO: remove setting skipped result to Empty
		End If
	ElseIf p.tp = "return" Then
		applyP_return = applyP_return + 1
		If isUnderSkip Then
			result = Array(Empty, nxtPos)
		Else
			result = Array(p.st, nxtPos)
		End If
	ElseIf p.tp = "fail" Then
		applyP_fail = applyP_fail + 1
		result = parseFailure
	ElseIf p.tp = "item" Then
		applyP_item = applyP_item + 1
		If pos &lt;= Len(s) Then
			nxtPos = pos + 1
			If isUnderSkip Then
				result = Array(Empty, nxtPos)
			Else
				result = Array(Mid(s, pos, 1), nxtPos)
			End If
		Else
			result = parseFailure
		End If
	ElseIf p.tp = "str" Then
		applyP_str = applyP_str + 1
		Dim match As String
		Dim matchLen As Integer
		match = p.st
		matchLen = Len(match)
		If (Mid(s, pos, matchLen) = match) Then
			nxtPos = pos + matchLen
			If isUnderSkip Then
				result = Array(Empty, nxtPos)
			Else
				result = Array(match, nxtPos)
			End If
		Else
			result = parseFailure
		End If
		'MsgBox("str(" &amp; toString(match) &amp; "), s=" &amp; toString(s) &amp; ", pos=" &amp; toString(pos) &amp; ", matchLen=" &amp; toString(matchLen)_
		'	&amp; chr(13) &amp; "~&gt;" &amp; toString(result))
	ElseIf p.tp = "choice" Then
		applyP_choice = applyP_choice + 1
		innerParsers = p.st
		k = length(innerParsers)
		If k = 2 Then	' if there are two alternatives
			result = _applyP(car(innerParsers), s, pos, isUnderSkip)
			If isParseFailure(result) Then
				result = _applyP(cadr(innerParsers), s, pos, isUnderSkip)
			End If
		ElseIf k &gt; 2 Then	' more than 2 alternatives
			Do
				innerParser = car(innerParsers)
				result = _applyP(innerParser, s, pos, isUnderSkip)
				innerParsers = cdr(innerParsers)
			Loop Until (isNil(innerParsers) Or Not(isParseFailure(result)))
		Else
			croak("applying pChoice: invalid list of alternatives " &amp; chr(13) &amp; toString(innerParsers))
		End If
	ElseIf (p.tp = "many1") Then
		applyP_many1 = applyP_many1 + 1
		Dim lstLen As Integer
		nxtPos = pos
		lstLen = 0
		Set lst = nil
		innerParser = p.st
		result = _applyP(innerParser, s, nxtPos, isUnderSkip)
		While Not(isParseFailure(result))
			nxtPos = result(1)
			Set lst = cons(result(0), lst)
			lstLen = lstLen + 1
			result = _applyP(innerParser, s, nxtPos, isUnderSkip)
		Wend
		If isNil(lst) Then
			result = parseFailure
		Else
			result = Array(reverse(lst), nxtPos)
		End If
	ElseIf p.tp = "bind" Then
		applyP_bind = applyP_bind + 1
		If isKreturn(p.st(1)) Then
			apply_bind_K_return = apply_bind_K_return + 1
		End If
		result = _applyP(p.st(0), s, pos, isUnderSkip)
		If Not isParseFailure(result) Then
			nxtPos = result(1)
			fResult = apply1(p.st(1), result(0))
			' do NOT access .tp on fResult - it's effectively as fixing fResult's type to Object...!
			result = _applyP(fResult, s, nxtPos, isUnderSkip)
		End If
	ElseIf p.tp = "seq" Then
		applyP_seq = applyP_seq + 1
		Dim t As Variant
		innerParsers = p.st(0)
		i = LBound(innerParsers)
		k = UBound(innerParsers)
		nxtPos = pos
		Dim iResults As Object
		iResults = nil
		Do
			t = _applyP(innerParsers(i), s, nxtPos, isUnderSkip)
			If Not isParseFailure(t) Then
				nxtPos = t(1)
				If Not(isPSkip(innerParsers(i))) Then
					iResults = cons(t(0), iResults)
				End If
				i = i + 1
			End If
		Loop Until (i &gt; k) Or isParseFailure(t)
		If isParseFailure(t) Then
			result = t
		Else
			If isEmpty(iResults) Then
				msgBox(toString(iResults))
			End If
			fResult = applyToList(p.st(1), reverse(iResults))
			' ATTENTION: do not reuse t, type of result value may not match
			'            and an implicit conversion might happen!
			result = Array(fResult, nxtPos)
		End If
		'MsgBox("seq/" &amp; p.st(1) &amp; ": " &amp; toString(result))
	Else
		result = "unknown Parser '" &amp; p.tp &amp; "'"
		MsgBox("Error in applyP: " &amp; result)
	End If
	_applyP = resul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bindFns = nil
	
	If isMissing(what) Or (what = "all") Or (what = "primitives") Then
		test_Parser_fail()
		test_Parser_return()
		test_Parser_item()
		test_Parser_choice()
		test_Parser_bind()	
		test_Parser_then()	
		test_Parser_skip()
	End If
	If isMissing(what) Or (what = "all") Or (what = "multiplicity") Then
		test_Parser_zeroOrOne()
		test_Parser_many()
		test_Parser_many1()	
	End If	
	If isMissing(what) Or (what = "all") Or (what = "basic") Then
		test_Parser_str()
		test_Parser_white()
		test_Parser_seq()
		test_Parser_alphaLower()
		test_Parser_alphaUpper()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msgbox("applyP_callCount: " &amp; applyP_callCount _
				&amp; chr(13) &amp; "_applyP_callCount: " &amp; _applyP_callCount _
				&amp; chr(13) &amp; "apply_return: " &amp; applyP_return _
				&amp; chr(13) &amp; "apply_fail: " &amp; applyP_fail _
				&amp; chr(13) &amp; "apply_item: " &amp; applyP_item _
				&amp; chr(13) &amp; "apply_choice: " &amp; applyP_choice _
				&amp; chr(13) &amp; "apply_many1: " &amp; applyP_many1 _
				&amp; chr(13) &amp; "apply_str: " &amp; applyP_str _
				&amp; chr(13) &amp; "apply_seq: " &amp; applyP_seq _
				&amp; chr(13) &amp; "apply_skip: " &amp; applyP_skip _
				&amp; chr(13) &amp; "apply_bind: " &amp; applyP_bind _
				&amp; chr(13) &amp; "  (apply_bind_K_return: " &amp; apply_bind_K_return &amp; ")"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then()
	Dim p As Object
	'TODO: make pThen (partially) applicable
'	p = pThen
'	assertEqual(isFn(p), True).x
'	assertEqual(arity(p),   2).x
	
	p = pThen(pStr("x"), pStr(" "))
	refute_parses(p, "xabcd").x
	refute_parses(p, "yabcd").x
	refute_parses(p, "y abcd").x
	assert_parses(p, "x abcd",		"x", 3).x
	assert_parses(p, "x  abcd",		"x", 3).x
	assert_parses(p, "x   abcd",	"x", 3).x

	p = pThen(pStr("x"), pMany(pStr(" ")))
	assert_parses(p, "xabcd",		"x", 2).x
	refute_parses(p, "yabcd").x
	refute_parses(p, "y abcd").x
	assert_parses(p, "x abcd",		"x", 3).x
	assert_parses(p, "x  abcd",		"x", 4).x
	assert_parses(p, "x   abcd",	"x", 5).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refute_parses(p, "Bool").x
	refute_parses(p, "bool").x

	refute_parses(p, "Str").x
	refute_parses(p, "str").x

	refute_parses(p, "Int").x
	refute_parses(p, "int").x

	refute_parses(p, "Long").x
	refute_parses(p, "long").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